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FFImage.copyData( WritableRaster w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FFImage.getFieldAsLongs( TIFFField fiel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IFFImage.interpretBytesAsShorts( byte [ ] byteArray , short [ ] shortArray , int shortCou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IFFImage.decodeJPEG( byte [ ] data , JPEGDecodeParam decodeParam , boolean colorConvert , int minX , int min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IFFImage.decodePackbits( byte [ ] data , int arraySize , byte [ ] ds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IFFImage.readInts( int intCount , int [ ] int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IFFImage.getPrivateIFD( long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Image.createPixelInterleavedSampleModel( int dataType , int tileWidth , int tileHeight , int ban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IFFImage.getTile( int tileX , int tileY )</text:p>
          </table:table-cell>
          <table:table-cell office:value-type="float" office:value="130">
            <text:p text:style-name="Table_20_Contents">130</text:p>
          </table:table-cell>
          <table:table-cell office:value-type="float" office:value="274">
            <text:p text:style-name="Table_20_Contents">274</text:p>
          </table:table-cell>
          <table:table-cell office:value-type="float" office:value="536">
            <text:p text:style-name="Table_20_Contents">536</text:p>
          </table:table-cell>
        </table:table-row>
        <table:table-row>
          <table:table-cell office:value-type="string">
            <text:p text:style-name="Table_20_Contents">TIFFImage.readShorts( int shortCount , short [ ] short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IFFImage.inflate( byte [ ] deflated , byte [ ] infla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IFFImage.createAlphaComponentColorModel( int dataType , int numBands , boolean isAlphaPremultiplied , int transparenc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TIFFImage.TIFFImage( SeekableStream stream , TIFFDecodeParam param , int directory )</text:p>
          </table:table-cell>
          <table:table-cell office:value-type="float" office:value="123">
            <text:p text:style-name="Table_20_Contents">123</text:p>
          </table:table-cell>
          <table:table-cell office:value-type="float" office:value="145">
            <text:p text:style-name="Table_20_Contents">145</text:p>
          </table:table-cell>
          <table:table-cell office:value-type="float" office:value="440">
            <text:p text:style-name="Table_20_Contents">440</text:p>
          </table:table-cell>
        </table:table-row>
        <table:table-row>
          <table:table-cell office:value-type="string">
            <text:p text:style-name="Table_20_Contents">TIFFImage.interpretBytesAsInts( byte [ ] byteArray , int [ ] intArray , int intCou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